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size-complex="12pt"/>
    </style:style>
    <style:style style:name="P3" style:family="paragraph" style:parent-style-name="Standard">
      <style:text-properties officeooo:paragraph-rsid="000f85e8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12036" officeooo:paragraph-rsid="00112036" style:font-weight-asian="bold" style:font-weight-complex="bold"/>
    </style:style>
    <style:style style:name="P6" style:family="paragraph" style:parent-style-name="Standard">
      <style:text-properties fo:font-weight="bold" officeooo:rsid="001618d3" officeooo:paragraph-rsid="001618d3" style:font-weight-asian="bold" style:font-weight-complex="bold"/>
    </style:style>
    <style:style style:name="P7" style:family="paragraph" style:parent-style-name="Standard">
      <style:text-properties officeooo:paragraph-rsid="0012ef26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fo:font-weight="normal" officeooo:rsid="00112036" officeooo:paragraph-rsid="00112036" style:font-weight-asian="normal" style:font-weight-complex="normal"/>
    </style:style>
    <style:style style:name="P10" style:family="paragraph" style:parent-style-name="Standard">
      <style:text-properties fo:background-color="#ffffff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a"/>
      <style:text-properties fo:font-weight="normal" style:font-weight-asian="normal" style:font-weight-complex="normal"/>
    </style:style>
    <style:style style:name="P14" style:family="paragraph" style:parent-style-name="Standard">
      <style:paragraph-properties fo:break-before="column" fo:padding-left="0in" fo:padding-right="0in" fo:padding-top="0in" fo:padding-bottom="0.0138in" fo:border-left="none" fo:border-right="none" fo:border-top="none" fo:border-bottom="0.74pt solid #00000a"/>
    </style:style>
    <style:style style:name="P15" style:family="paragraph" style:parent-style-name="List_20_Paragraph" style:list-style-name="WWNum5"/>
    <style:style style:name="P16" style:family="paragraph" style:parent-style-name="List_20_Paragraph" style:list-style-name="WWNum6"/>
    <style:style style:name="P17" style:family="paragraph" style:parent-style-name="List_20_Paragraph" style:list-style-name="WWNum9">
      <style:text-properties fo:background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style:font-size-complex="12pt"/>
    </style:style>
    <style:style style:name="T6" style:family="text">
      <style:text-properties officeooo:rsid="000f85e8" style:font-size-complex="12pt"/>
    </style:style>
    <style:style style:name="T7" style:family="text">
      <style:text-properties officeooo:rsid="0012ef26" style:font-size-complex="12pt"/>
    </style:style>
    <style:style style:name="T8" style:family="text">
      <style:text-properties officeooo:rsid="00144fb6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size-complex="12pt" style:font-weight-complex="bold"/>
    </style:style>
    <style:style style:name="T12" style:family="text">
      <style:text-properties fo:font-weight="bold" officeooo:rsid="0012ef26" style:font-weight-asian="bold"/>
    </style:style>
    <style:style style:name="T13" style:family="text">
      <style:text-properties officeooo:rsid="000f85e8"/>
    </style:style>
    <style:style style:name="T14" style:family="text">
      <style:text-properties officeooo:rsid="0012ef26"/>
    </style:style>
    <style:style style:name="T15" style:family="text">
      <style:text-properties officeooo:rsid="001618d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18d3" style:font-weight-asian="normal" style:font-weight-complex="normal"/>
    </style:style>
    <style:style style:name="Sect1" style:family="section">
      <style:section-properties style:editable="false">
        <style:columns fo:column-count="2">
          <style:column style:rel-width="18659*" fo:start-indent="0in" fo:end-indent="0.25in"/>
          <style:column style:rel-width="46876*" fo:start-indent="0.2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lizabeth MyLinh Nguyen</text:span></text:p>
      <text:p text:style-name="P1"><text:a xlink:type="simple" xlink:href="mailto:elizabeth.nguyen@sjsu.edu">elizabeth.nguyen@sjsu.edu</text:a> | (408) 480–4328</text:p>
      <text:section text:style-name="Sect1" text:name="TextSection">
        <text:p text:style-name="Standard"/>
        <text:p text:style-name="P12"><text:span text:style-name="T3">EDUCATION</text:span></text:p>
        <text:p text:style-name="Standard"/>
        <text:p text:style-name="Standard">Computer Engineering BS </text:p>
        <text:p text:style-name="Standard">Est. Completion: May 201<text:span text:style-name="T13">9</text:span></text:p>
        <text:p text:style-name="Standard">San José State University</text:p>
        <text:p text:style-name="Standard">Graduating Senior</text:p>
        <text:p text:style-name="Standard"/>
        <text:p text:style-name="P13"><text:span text:style-name="T2">SKILLS</text:span></text:p>
        <text:p text:style-name="P8"/>
        <text:p text:style-name="P3"><text:span text:style-name="T5">C/C++ </text:span><text:span text:style-name="T11">-</text:span><text:span text:style-name="T5"> </text:span><text:span text:style-name="T6">3 years</text:span></text:p>
        <text:p text:style-name="P3"><text:span text:style-name="T5">Java</text:span><text:span text:style-name="T7">s</text:span><text:span text:style-name="T5">cript </text:span><text:span text:style-name="T11">-</text:span><text:span text:style-name="T5"> <text:s/></text:span><text:span text:style-name="T6">1 year</text:span></text:p>
        <text:p text:style-name="P2"/>
        <text:p text:style-name="P4"><text:span text:style-name="T5">Familiar with:</text:span></text:p>
        <text:p text:style-name="P7"><text:span text:style-name="T5">Java</text:span></text:p>
        <text:p text:style-name="P7"><text:span text:style-name="T5">Ruby on Rails</text:span></text:p>
        <text:p text:style-name="P7"><text:bookmark text:name="_GoBack"/><text:span text:style-name="T5">HTML </text:span><text:span text:style-name="T7">+ </text:span><text:span text:style-name="T5">CSS, Assemblyx86</text:span></text:p>
        <text:p text:style-name="P7"><text:span text:style-name="T5">Verilog</text:span></text:p>
        <text:p text:style-name="P7"><text:span text:style-name="T5">FreeRTOS</text:span></text:p>
        <text:p text:style-name="P7"><text:span text:style-name="T5">PCB development </text:span><text:span text:style-name="T7">w/</text:span><text:span text:style-name="T5"> DipTrace</text:span></text:p>
        <text:p text:style-name="P2"/>
        <text:p text:style-name="P4"><text:span text:style-name="T5">Unit Testing Frameworks:</text:span></text:p>
        <text:p text:style-name="Standard"><text:span text:style-name="T5">Mocha, Chai, </text:span><text:span text:style-name="T6">CMock, FFF, Catch2</text:span></text:p>
        <text:p text:style-name="P2"/>
        <text:p text:style-name="P14"/>
        <text:p text:style-name="P12"><text:span text:style-name="T2">PROJECTS</text:span></text:p>
        <text:p text:style-name="Standard"/>
        <text:p text:style-name="P6">Senior Project: Semi-Autonomous Robotic Arm<text:tab/><text:tab/><text:span text:style-name="T16">Spring</text:span> <text:span text:style-name="T16">2018</text:span></text:p>
        <text:p text:style-name="P6"><text:span text:style-name="T16">- Interfaced a robotic arm to take voice commands &amp; autonomously execute</text:span></text:p>
        <text:p text:style-name="Standard"/>
        <text:p text:style-name="P10"><text:span text:style-name="T9">NASA’s Astrobee Port Tester</text:span></text:p>
        <text:p text:style-name="P10">Summer 2017 – Fall 2017</text:p>
        <text:p text:style-name="P10">Developed hardware and software to interface a Raspberry Pi Zero with Astrobee to verify functionality of the expansion port pins. </text:p>
        <text:list xml:id="list7682630201531444437" text:style-name="WWNum9">
          <text:list-item>
            <text:p text:style-name="P17">Current &amp; Voltage Limit Testing, Power Draw Reading Circuits</text:p>
          </text:list-item>
          <text:list-item>
            <text:p text:style-name="P17">USB multiplexer, UART, I2C</text:p>
          </text:list-item>
        </text:list>
        <text:p text:style-name="Standard"/>
        <text:p text:style-name="P5">Autonomous RC Car<text:tab/><text:tab/><text:tab/><text:tab/><text:tab/><text:span text:style-name="T17">Spring 2017</text:span></text:p>
        <text:p text:style-name="P9">- <text:span text:style-name="T15">Created Drive System, LCD Interface, &amp; Quadrature Encoder Firmware</text:span></text:p>
        <text:p text:style-name="P9">- <text:span text:style-name="T15">Drives autonomously from GPS location to another on SJSU campus</text:span></text:p>
        <text:p text:style-name="P5"/>
        <text:p text:style-name="Standard"><text:span text:style-name="T9">Robotics at San José State University: Firmware Engineer</text:span></text:p>
        <text:p text:style-name="Standard">Fall 2015 – <text:span text:style-name="T14">2017</text:span></text:p>
        <text:p text:style-name="Standard">URC 2016: Designed automated cooling system for prototype rover </text:p>
        <text:list xml:id="list326063778819377308" text:style-name="WWNum5">
          <text:list-item>
            <text:p text:style-name="P15">NodeJS &amp; embedded linux platform</text:p>
          </text:list-item>
        </text:list>
        <text:p text:style-name="Standard">URC 2017: Designing a motor controller for drive system </text:p>
        <text:list xml:id="list1235122379281029809" text:style-name="WWNum6">
          <text:list-item>
            <text:p text:style-name="P16">Working on drive train control system: <text:span text:style-name="T14">3 Modes – spin, strafe, drive</text:span></text:p>
          </text:list-item>
          <text:list-item>
            <text:p text:style-name="P16">All motors and wheels are controlled independently <text:span text:style-name="T14">w/ PID system</text:span></text:p>
          </text:list-item>
          <text:list-item>
            <text:p text:style-name="P16">Uses a geometric algorithm to control turn radius</text:p>
          </text:list-item>
          <text:list-item>
            <text:p text:style-name="P16">Written in C++ and uses FreeRTOS</text:p>
          </text:list-item>
        </text:list>
        <text:p text:style-name="Standard"/>
        <text:p text:style-name="Standard"><text:span text:style-name="T9">Proof Builder: Hacktech 2016</text:span></text:p>
        <text:p text:style-name="Standard">Won Best Educational Hack</text:p>
        <text:p text:style-name="Standard">Created an interactive webpage to help students learn Geometry proofs</text:p>
        <text:p text:style-name="Standard">Created all libraries for objects and theorems using Javascript, RequireJS, HTML, CSS</text:p>
        <text:p text:style-name="Standard"/>
        <text:p text:style-name="Standard"><text:span text:style-name="T9">Online Ruby-On-Rails Conversion Assistant </text:span><text:tab/><text:tab/>Fall 2016</text:p>
        <text:p text:style-name="Standard"><text:span text:style-name="T9">AES Security Algorithm Implementation w/ C++</text:span><text:tab/><text:tab/>Fall 2016</text:p>
        <text:p text:style-name="Standard"/>
        <text:p text:style-name="P12"><text:span text:style-name="T3">WORK &amp; ORGANIZATIONS</text:span></text:p>
        <text:p text:style-name="Standard"/>
        <text:p text:style-name="Standard"><text:span text:style-name="T9">Intern at NASA AMES (Summer 2017 – Fall 2017)</text:span></text:p>
        <text:p text:style-name="Standard">Worked with the Astrobee Team to develop hardware and software.</text:p>
        <text:p text:style-name="Standard"/>
        <text:p text:style-name="Standard"><text:span text:style-name="T9">San José State University Robotics</text:span> (sjsurobotics.org)</text:p>
        <text:p text:style-name="Standard">SJSU Robotics is an organization composed of 73 engineers that designs modular rovers for competition. We have competed in the University Rover Challenge (URC).</text:p>
        <text:p text:style-name="Standard"/>
        <text:p text:style-name="Standard"><text:span text:style-name="T9">Software and Computer Engineering Society (S.C.E) </text:span><text:span text:style-name="T12">(2014 - Current)</text:span></text:p>
        <text:p text:style-name="P7"><text:span text:style-name="T14">Leadership Role: Officer <text:tab/><text:tab/><text:tab/> <text:s text:c="6"/></text:span>https://sce.engr.sjsu.edu/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Calib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Calib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Nguyen</meta:initial-creator>
    <meta:editing-cycles>7</meta:editing-cycles>
    <meta:creation-date>2018-02-28T20:42:00</meta:creation-date>
    <dc:date>2018-09-26T14:53:19.088025154</dc:date>
    <meta:editing-duration>PT1H28M42S</meta:editing-duration>
    <meta:generator>LibreOffice/4.2.8.2$Linux_X86_64 LibreOffice_project/420m0$Build-2</meta:generator>
    <meta:document-statistic meta:table-count="0" meta:image-count="0" meta:object-count="0" meta:page-count="1" meta:paragraph-count="52" meta:word-count="326" meta:character-count="2153" meta:non-whitespace-character-count="18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